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1aea2e" officeooo:paragraph-rsid="001aea2e" style:font-weight-asian="bold" style:font-weight-complex="bold"/>
    </style:style>
    <style:style style:name="P2" style:family="paragraph" style:parent-style-name="Text_20_body">
      <style:text-properties fo:font-style="normal" fo:font-weight="bold" officeooo:rsid="001ba7e4" officeooo:paragraph-rsid="001ba7e4" style:font-style-asian="normal" style:font-weight-asian="bold" style:font-style-complex="normal" style:font-weight-complex="bold"/>
    </style:style>
    <style:style style:name="P3" style:family="paragraph" style:parent-style-name="Text_20_body">
      <style:text-properties fo:font-style="normal" fo:font-weight="bold" officeooo:rsid="001bdbb3" officeooo:paragraph-rsid="001ba7e4" style:font-style-asian="normal" style:font-weight-asian="bold" style:font-style-complex="normal" style:font-weight-complex="bold"/>
    </style:style>
    <style:style style:name="P4" style:family="paragraph" style:parent-style-name="Text_20_body">
      <style:text-properties fo:font-style="normal" fo:font-weight="bold" officeooo:rsid="001aea2e" officeooo:paragraph-rsid="001aea2e" style:font-style-asian="normal" style:font-weight-asian="bold" style:font-style-complex="normal" style:font-weight-complex="bold"/>
    </style:style>
    <style:style style:name="P5" style:family="paragraph" style:parent-style-name="Text_20_body">
      <style:text-properties fo:font-style="normal" fo:font-weight="bold" officeooo:rsid="001e0bf1" officeooo:paragraph-rsid="001e0bf1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fo:font-style="normal" fo:font-weight="normal" officeooo:rsid="001aea2e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font-style="normal" fo:font-weight="normal" officeooo:rsid="001e0bf1" officeooo:paragraph-rsid="001e0bf1" style:font-style-asian="normal" style:font-weight-asian="normal" style:font-style-complex="normal" style:font-weight-complex="normal"/>
    </style:style>
    <style:style style:name="P8" style:family="paragraph" style:parent-style-name="Heading_20_4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text-properties fo:font-style="normal" fo:font-weight="normal" officeooo:rsid="001f5a21" officeooo:paragraph-rsid="001f5a21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font-style="normal" fo:font-weight="bold" officeooo:rsid="001f5a21" officeooo:paragraph-rsid="001f5a21" style:font-style-asian="normal" style:font-weight-asian="bold" style:font-style-complex="normal" style:font-weight-complex="bold"/>
    </style:style>
    <style:style style:name="T1" style:family="text">
      <style:text-properties officeooo:rsid="001aea2e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ba7e4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4"><text:span text:style-name="T5">Para ir al directorio home</text:span> cd <text:span text:style-name="T5">o</text:span> cd <text:span text:style-name="T1">~</text:span></text:h>
      <text:p text:style-name="P1"><text:span text:style-name="T3">Para ir a un sitio sin poner la ruta completa </text:span><text:span text:style-name="T2">cd /loquesea</text:span></text:p>
      <text:p text:style-name="P1"><text:span text:style-name="T3">para ir una carpeta para atras </text:span><text:span text:style-name="T2">../</text:span></text:p>
      <text:p text:style-name="P1"><text:span text:style-name="T3">mv renombrar </text:span><text:span text:style-name="T2">mv fichero1 fichero2</text:span></text:p>
      <text:p text:style-name="P1"><text:span text:style-name="T3">mv mover y renombrar </text:span><text:span text:style-name="T2">mv fichero1 /home/fichero2</text:span></text:p>
      <text:p text:style-name="P1"><text:span text:style-name="T3">funcion tabulador completa las funciones </text:span><text:span text:style-name="T4">o archivos </text:span><text:span text:style-name="T3">que empiezan por ese nombre</text:span></text:p>
      <text:p text:style-name="P2">cp copiar archivos poniendo las rutas del directorio poniendo ./</text:p>
      <text:p text:style-name="P2">cp -R copiar directorios </text:p>
      <text:p text:style-name="P3">ls -a muestra los archivos ocultos</text:p>
      <text:p text:style-name="P5">dd if=/dev/zero of=/dev/sdb <text:span text:style-name="T6">formatear el usb a bajo nivel</text:span></text:p>
      <text:p text:style-name="P7"><text:span text:style-name="T5">fdisk</text:span> -l muestra los dispositivos del pc</text:p>
      <text:p text:style-name="P7"><text:span text:style-name="T5">dd if=/dev/sdb of=/home/usuario/Escritorio/imagen.iso</text:span> Hace una imagen iso del usb</text:p>
      <text:p text:style-name="P5">sudo mount <text:span text:style-name="T7">dev/</text:span>sdb <text:span text:style-name="T6">montar usb</text:span></text:p>
      <text:p text:style-name="P10">mkdir usb</text:p>
      <text:p text:style-name="P9"><text:span text:style-name="T5">sudo mount </text:span><text:span text:style-name="T8">dev/</text:span><text:span text:style-name="T5">sdb1 usb/</text:span> acedo al pendrive desde el fichero usb </text:p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3:43:25.433000000</meta:creation-date>
    <dc:date>2018-02-15T14:30:00.736000000</dc:date>
    <meta:editing-duration>PT21M22S</meta:editing-duration>
    <meta:editing-cycles>3</meta:editing-cycles>
    <meta:generator>LibreOffice/5.4.4.2$Windows_X86_64 LibreOffice_project/2524958677847fb3bb44820e40380acbe820f960</meta:generator>
    <meta:document-statistic meta:table-count="0" meta:image-count="0" meta:object-count="0" meta:page-count="1" meta:paragraph-count="15" meta:word-count="115" meta:character-count="690" meta:non-whitespace-character-count="588"/>
  </office:meta>
</office:document-meta>
</file>